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Team name: Today's date:</text:p>
      <text:h text:style-name="Heading_20_2" text:outline-level="2">What tools have you we worked with so far in this class?</text:h>
      <text:p text:style-name="First_20_paragraph">So far we have worked with :</text:p>
      <text:list text:style-name="L2">
        <text:list-item>
          <text:p text:style-name="P2">GitHub</text:p>
        </text:list-item>
        <text:list-item>
          <text:p text:style-name="P2">Cloud9</text:p>
        </text:list-item>
        <text:list-item>
          <text:p text:style-name="P2">Pandoc</text:p>
        </text:list-item>
        <text:list-item>
          <text:p text:style-name="P2">Computer languages (CSS, html, javascript)</text:p>
        </text:list-item>
      </text:list>
      <text:h text:style-name="Heading_20_3" text:outline-level="3">Which have you found most potentially useful?</text:h>
      <text:p text:style-name="First_20_paragraph">I think that all of these are potentially extremely useful.</text:p>
      <text:h text:style-name="Heading_20_3" text:outline-level="3">Why?</text:h>
      <text:p text:style-name="First_20_paragraph">GitHub and Cloud9 can be used in many different ways, so there are many applications and uses for them. I know that html, CSS, and javascript are also extremely useful for creating and formatting webpages.</text:p>
      <text:h text:style-name="Heading_20_3" text:outline-level="3">What tools have been the most difficult to learn?</text:h>
      <text:p text:style-name="First_20_paragraph">The commands in Cloud9 have been the most difficult to learn.</text:p>
      <text:h text:style-name="Heading_20_3" text:outline-level="3">Why have they been particularly difficult to learn and use?</text:h>
      <text:p text:style-name="First_20_paragraph">They have been the most difficult because it is a lot of memorization. The memorization aspect is made easier by frequently practicing the commands, though.</text:p>
      <text:h text:style-name="Heading_20_3" text:outline-level="3">What tools would you like to learn more about?</text:h>
      <text:p text:style-name="First_20_paragraph">I would like to learn more about javascript and html because I think they are very powerful tools that I could use in any job I have in the future.</text:p>
      <text:p text:style-name="Horizontal_20_Line"/>
      <text:p text:style-name="First_20_paragraph"><text:span text:style-name="T3">When</text:span><text:span text:style-name="T4"> </text:span><text:span text:style-name="T5">you</text:span><text:span text:style-name="T6"> </text:span><text:span text:style-name="T7">are</text:span><text:span text:style-name="T8"> </text:span><text:span text:style-name="T9">finished</text:span><text:span text:style-name="T10"> </text:span><text:span text:style-name="T11">with</text:span><text:span text:style-name="T12"> </text:span><text:span text:style-name="T13">the</text:span><text:span text:style-name="T14"> </text:span><text:span text:style-name="T15">questions</text:span><text:span text:style-name="T16"> </text:span><text:span text:style-name="T17">in</text:span><text:span text:style-name="T18"> </text:span><text:span text:style-name="T19">file:</text:span></text:p>
      <text:list text:style-name="L3">
        <text:list-item>
          <text:p text:style-name="P3">I want you to change the name of the file to your GitHub username.</text:p>
        </text:list-item>
        <text:list-item>
          <text:p text:style-name="P3">You will then work as a group to convert the file to HTML, DOCX, and ODT formats, per the instructions in class.</text:p>
        </text:list-item>
        <text:list-item>
          <text:p text:style-name="P3">Then I want you to add, commit, and push your changes.</text:p>
        </text:list-item>
        <text:list-item>
          <text:p text:style-name="P3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